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1" officeooo:rsid="0008fb6a" officeooo:paragraph-rsid="0008fb6a"/>
    </style:style>
    <style:style style:name="P2" style:family="paragraph" style:parent-style-name="Text_20_body">
      <style:text-properties style:font-name="Verdana1" officeooo:rsid="000bde27" officeooo:paragraph-rsid="000bde27"/>
    </style:style>
    <style:style style:name="P3" style:family="paragraph" style:parent-style-name="Text_20_body">
      <style:text-properties style:font-name="Verdana1" officeooo:rsid="000d1f82" officeooo:paragraph-rsid="000d1f82"/>
    </style:style>
    <style:style style:name="P4" style:family="paragraph" style:parent-style-name="Text_20_body">
      <style:text-properties officeooo:rsid="000af1be"/>
    </style:style>
    <style:style style:name="P5" style:family="paragraph" style:parent-style-name="Text_20_body">
      <style:text-properties officeooo:rsid="000bde27" officeooo:paragraph-rsid="000bde27"/>
    </style:style>
    <style:style style:name="P6" style:family="paragraph" style:parent-style-name="Text_20_body">
      <style:text-properties officeooo:rsid="000bde27" officeooo:paragraph-rsid="000d1f82"/>
    </style:style>
    <style:style style:name="P7" style:family="paragraph" style:parent-style-name="Heading">
      <style:text-properties style:font-name="Verdana1" officeooo:rsid="0008fb6a"/>
    </style:style>
    <style:style style:name="P8" style:family="paragraph" style:parent-style-name="Heading_20_1">
      <style:text-properties style:font-name="Verdana1" officeooo:rsid="0008fb6a"/>
    </style:style>
    <style:style style:name="P9" style:family="paragraph" style:parent-style-name="Heading_20_2">
      <style:text-properties style:font-name="Verdana1" officeooo:rsid="000af1be"/>
    </style:style>
    <style:style style:name="P10" style:family="paragraph" style:parent-style-name="Heading_20_2">
      <style:text-properties style:font-name="Verdana1" officeooo:rsid="000af1be" officeooo:paragraph-rsid="000af1be"/>
    </style:style>
    <style:style style:name="P11" style:family="paragraph" style:parent-style-name="Heading_20_2">
      <style:text-properties style:font-name="Verdana1" officeooo:rsid="0009a4e7"/>
    </style:style>
    <style:style style:name="P12" style:family="paragraph" style:parent-style-name="Heading_20_4">
      <style:text-properties style:font-name="Verdana1" officeooo:rsid="0009a4e7"/>
    </style:style>
    <style:style style:name="P13" style:family="paragraph" style:parent-style-name="Heading_20_3">
      <style:text-properties style:font-name="Verdana1" officeooo:rsid="000af1be"/>
    </style:style>
    <style:style style:name="P14" style:family="paragraph" style:parent-style-name="Text_20_body">
      <style:text-properties style:font-name="Verdana1" officeooo:rsid="000d1f82" officeooo:paragraph-rsid="0008fb6a"/>
    </style:style>
    <style:style style:name="P15" style:family="paragraph" style:parent-style-name="Text_20_body">
      <style:text-properties style:font-name="Verdana1" officeooo:rsid="000d1f82" officeooo:paragraph-rsid="000d1f82"/>
    </style:style>
    <style:style style:name="P16" style:family="paragraph" style:parent-style-name="Text_20_body" style:list-style-name="L1">
      <style:text-properties style:font-name="Verdana1" officeooo:rsid="0009a4e7" officeooo:paragraph-rsid="0009a4e7"/>
    </style:style>
    <style:style style:name="P17" style:family="paragraph" style:parent-style-name="Text_20_body" style:list-style-name="L1">
      <style:text-properties style:font-name="Verdana1" officeooo:rsid="000abd8d" officeooo:paragraph-rsid="000abd8d"/>
    </style:style>
    <style:style style:name="P18" style:family="paragraph" style:parent-style-name="Text_20_body">
      <style:text-properties style:font-name="Verdana1" officeooo:rsid="000e8d70" officeooo:paragraph-rsid="000e8d70"/>
    </style:style>
    <style:style style:name="P19" style:family="paragraph" style:parent-style-name="Text_20_body">
      <style:text-properties style:font-name="Verdana1" officeooo:rsid="000f282b" officeooo:paragraph-rsid="000f282b"/>
    </style:style>
    <style:style style:name="P20" style:family="paragraph" style:parent-style-name="Text_20_body">
      <style:text-properties officeooo:paragraph-rsid="000e8d70"/>
    </style:style>
    <style:style style:name="P21" style:family="paragraph" style:parent-style-name="Text_20_body">
      <style:text-properties officeooo:rsid="000f282b" officeooo:paragraph-rsid="000f282b"/>
    </style:style>
    <style:style style:name="T1" style:family="text">
      <style:text-properties style:font-name="Verdana1" officeooo:rsid="000e8d70"/>
    </style:style>
    <style:style style:name="T2" style:family="text">
      <style:text-properties officeooo:rsid="000d1f82"/>
    </style:style>
    <style:style style:name="T3" style:family="text">
      <style:text-properties officeooo:rsid="000f28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ktdokumenation Projekt C</text:p>
      <text:p text:style-name="P7">Mensa Meter</text:p>
      <text:h text:style-name="P8" text:outline-level="1">Vorwort</text:h>
      <text:p text:style-name="P1">Ziel und Inspiration des Projekts C „Mensa Meter“ war es durch eine kleine praktische Anwendung die Funktionalität von Mobilen Webbasierten Apps zu erforschen. Hierfür sollte <text:span text:style-name="T2">primär</text:span> die JavaScript basierende <text:span text:style-name="T2">Inteface-</text:span>API jQuery Mobile zum Einsatz <text:span text:style-name="T2">kommen</text:span>. <text:span text:style-name="T2">Dabei wurde untersucht ob sich</text:span> diese mit nativen Apps messen kann.</text:p>
      <text:p text:style-name="P1">Eine weitere Priorität des Projekts lag darin das Projekt über ein <text:span text:style-name="T2">Versionsverwaltungss</text:span>ystem <text:span text:style-name="T2">zu </text:span>Entwickeln und zu Verwalten und damit vorhandene Softwareentwicklungstechniken <text:span text:style-name="T2">wie Prozesse </text:span>zu vertiefen.</text:p>
      <text:p text:style-name="P19">Was ist eine webapp ?</text:p>
      <text:p text:style-name="P19">Zusammensetzung der Webapp</text:p>
      <text:p text:style-name="P14">Parser</text:p>
      <text:p text:style-name="P3">Login Twitter/Facebook</text:p>
      <text:p text:style-name="P3">Anzeige der Essen je nach Mensa</text:p>
      <text:p text:style-name="P3">Bewertung der Essen</text:p>
      <text:p text:style-name="P3"><text:tab/><text:span text:style-name="T3">struktur</text:span></text:p>
      <text:p text:style-name="P3"><text:span text:style-name="T3"><text:tab/>verwendete technologien</text:span></text:p>
      <text:p text:style-name="P3"/>
      <text:p text:style-name="P18">jquery mobile</text:p>
      <text:p text:style-name="P19">beschreibung zu jquery mobile</text:p>
      <text:p text:style-name="P18">Wie funktioniert jqueyr mobile ?</text:p>
      <text:p text:style-name="P18">dynamisch erzeuge Seiten Problem</text:p>
      <text:p text:style-name="P18"><text:tab/>jquery sytle wird nicht angewendet, wenn inhalt dynamisch auf seite geladen wird</text:p>
      <text:p text:style-name="P20"><text:span text:style-name="T1"><text:tab/></text:span><text:a xlink:type="simple" xlink:href="http://stackoverflow.com/questions/15133408/jquery-mobile-styles-are-not-getting-applied-over-dynamically-loaded-content">http://stackoverflow.com/questions/15133408/jquery-mobile-styles-are-not-getting-applied-over-dynamically-loaded-content</text:a> </text:p>
      <text:p text:style-name="P20"/>
      <text:p text:style-name="P21"><text:soft-page-break/>projekt durchführung</text:p>
      <text:p text:style-name="P21">Trial-And-Error</text:p>
      <text:p text:style-name="P21">Anfang: vermischter code html/js/php</text:p>
      <text:p text:style-name="P21">php da datenbankabfrage notwendig zur speicherung der bewertungen und inhalte</text:p>
      <text:p text:style-name="P21"/>
      <text:p text:style-name="P21">git als versionkontrolle </text:p>
      <text:p text:style-name="P21">→ gute verfügbarkeit</text:p>
      <text:p text:style-name="P21">→ allgmein weit verbreitet</text:p>
      <text:p text:style-name="P21">→ späteres arbeiten projekt erleichtert, da jeder stand des code nachgeschaut werden kann → warum bestimmte entscheidungen getroffen wurden, wenn dokumentiert</text:p>
      <text:p text:style-name="P21">github als remote</text:p>
      <text:p text:style-name="P21">→ gut verfügbar und kostenlos</text:p>
      <text:p text:style-name="P21">→ sozial komponenten</text:p>
      <text:p text:style-name="P21">→ gute dokumentation werkzeuge</text:p>
      <text:p text:style-name="P21">→ tracking von problmene</text:p>
      <text:h text:style-name="P10" text:outline-level="2">Concepts</text:h>
      <text:h text:style-name="P9" text:outline-level="2">Architektur</text:h>
      <text:p text:style-name="P2">Model View Controller</text:p>
      <text:h text:style-name="P9" text:outline-level="2">Klassen</text:h>
      <text:h text:style-name="P13" text:outline-level="3">Bootstrap</text:h>
      <text:p text:style-name="P4">Die erste Klasse die von Index im Root Verzeichnis aufgerufen wird ist Bootstrap. Darin befindet sich die Routing Logik der App.</text:p>
      <text:p text:style-name="P5">$url[0]/$url[1]/$url[2]</text:p>
      <text:p text:style-name="P6">Ordner/Funktion/Parameter</text:p>
      <text:h text:style-name="P11" text:outline-level="2"><text:soft-page-break/>Tools</text:h>
      <text:h text:style-name="P12" text:outline-level="4">Versioncontrol</text:h>
      <text:list xml:id="list8928580858063120389" text:style-name="L1">
        <text:list-item>
          <text:p text:style-name="P16">Git 1.8.0</text:p>
        </text:list-item>
        <text:list-item>
          <text:p text:style-name="P16">GitHub CLI</text:p>
        </text:list-item>
      </text:list>
      <text:h text:style-name="P12" text:outline-level="4">Editor &amp; IDE</text:h>
      <text:list xml:id="list153633383163574" text:continue-numbering="true" text:style-name="L1">
        <text:list-item>
          <text:p text:style-name="P16">NetBeans 7.3 + Gitaddon</text:p>
        </text:list-item>
        <text:list-item>
          <text:p text:style-name="P16">Notepad++ 6.2.1</text:p>
        </text:list-item>
        <text:list-item>
          <text:p text:style-name="P17">Libreoffice 3.6</text:p>
        </text:list-item>
      </text:list>
      <text:h text:style-name="P12" text:outline-level="4">Server</text:h>
      <text:list xml:id="list153633385133695" text:continue-numbering="true" text:style-name="L1">
        <text:list-item>
          <text:p text:style-name="P16">local → XAMPP 1.7.7</text:p>
          <text:list>
            <text:list-item>
              <text:p text:style-name="P16">PHP 5.3.8</text:p>
            </text:list-item>
            <text:list-item>
              <text:p text:style-name="P16">PDO_MySQL 5.0.8</text:p>
            </text:list-item>
          </text:list>
        </text:list-item>
        <text:list-item>
          <text:p text:style-name="P16">virtual → pstud1</text:p>
        </text:list-item>
        <text:list-item>
          <text:p text:style-name="P16">transfer</text:p>
          <text:list>
            <text:list-item>
              <text:p text:style-name="P16">Filezilla 3.6.0.2</text:p>
            </text:list-item>
          </text:list>
        </text:list-item>
      </text:list>
      <text:h text:style-name="P12" text:outline-level="4">Browser + Addons</text:h>
      <text:list xml:id="list153633388134007" text:continue-numbering="true" text:style-name="L1">
        <text:list-item>
          <text:p text:style-name="P16">Firefox + Firebug + Developertools</text:p>
        </text:list-item>
        <text:list-item>
          <text:p text:style-name="P16">Chrome + Developertoo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line-height="150%" style:page-number="auto"/>
      <style:text-properties style:font-name="Verdana" fo:font-size="11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07:46:25.03</meta:creation-date>
    <meta:generator>LibreOffice/4.1.0.4$Windows_x86 LibreOffice_project/89ea49ddacd9aa532507cbf852f2bb22b1ace28</meta:generator>
    <dc:date>2013-08-09T15:36:33.316000000</dc:date>
    <meta:editing-duration>PT4M40S</meta:editing-duration>
    <meta:editing-cycles>7</meta:editing-cycles>
    <meta:document-statistic meta:table-count="0" meta:image-count="0" meta:object-count="0" meta:page-count="3" meta:paragraph-count="58" meta:word-count="281" meta:character-count="2044" meta:non-whitespace-character-count="1828"/>
  </office:meta>
</office:document-meta>
</file>